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/>
    <style:font-face style:name="FreeSerif1" svg:font-family="FreeSerif" style:font-family-generic="roman" style:font-pitch="variable"/>
    <style:font-face style:name="Google Sans" svg:font-family="'Google Sans', sans-serif"/>
    <style:font-face style:name="Google Sans Text" svg:font-family="'Google Sans Text', sans-serif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2.366in"/>
    </style:style>
    <style:style style:name="Table1.B" style:family="table-column">
      <style:table-column-properties style:column-width="2.1535in"/>
    </style:style>
    <style:style style:name="Table1.C" style:family="table-column">
      <style:table-column-properties style:column-width="2.4056in"/>
    </style:style>
    <style:style style:name="Table1.A1" style:family="table-cell">
      <style:table-cell-properties style:vertical-align="middle" fo:padding="0.0194in" fo:border="0.05pt solid #000000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9972in"/>
    </style:style>
    <style:style style:name="Table2.B" style:family="table-column">
      <style:table-column-properties style:column-width="1.0667in"/>
    </style:style>
    <style:style style:name="Table2.C" style:family="table-column">
      <style:table-column-properties style:column-width="0.7806in"/>
    </style:style>
    <style:style style:name="Table2.D" style:family="table-column">
      <style:table-column-properties style:column-width="0.4882in"/>
    </style:style>
    <style:style style:name="Table2.E" style:family="table-column">
      <style:table-column-properties style:column-width="0.8146in"/>
    </style:style>
    <style:style style:name="Table2.F" style:family="table-column">
      <style:table-column-properties style:column-width="0.8153in"/>
    </style:style>
    <style:style style:name="Table2.G" style:family="table-column">
      <style:table-column-properties style:column-width="0.8472in"/>
    </style:style>
    <style:style style:name="Table2.H" style:family="table-column">
      <style:table-column-properties style:column-width="1.1153in"/>
    </style:style>
    <style:style style:name="Table2.A1" style:family="table-cell">
      <style:table-cell-properties style:vertical-align="middle" fo:padding="0.0194in" fo:border="0.05pt solid #000000"/>
    </style:style>
    <style:style style:name="P1" style:family="paragraph" style:parent-style-name="Heading_20_1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2" style:family="paragraph" style:parent-style-name="Heading_20_2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3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4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5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6" style:family="paragraph" style:parent-style-name="Heading_20_2">
      <style:paragraph-properties fo:margin-left="0in" fo:margin-right="0in" fo:margin-top="0in" fo:margin-bottom="0.0972in" style:contextual-spacing="false" fo:line-height="114%" fo:text-indent="0in" style:auto-text-indent="false" fo:break-before="page"/>
      <style:text-properties style:font-name="Google Sans"/>
    </style:style>
    <style:style style:name="P7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8" style:family="paragraph" style:parent-style-name="Heading_20_3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  <style:text-properties style:font-name="Google Sans Text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  <style:text-properties style:font-name="Google Sans Text" style:font-name-asian="Google Sans Text" style:font-name-complex="Google Sans Text"/>
    </style:style>
    <style:style style:name="P12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13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4" style:family="paragraph" style:parent-style-name="Heading_20_2">
      <style:paragraph-properties fo:margin-left="0in" fo:margin-right="0in" fo:margin-top="0in" fo:margin-bottom="0.0972in" style:contextual-spacing="false" fo:line-height="114%" fo:text-indent="0in" style:auto-text-indent="false" fo:break-before="page"/>
      <style:text-properties style:font-name="Google Sans" fo:font-size="16pt" style:font-size-asian="16pt" style:font-size-complex="16pt"/>
    </style:style>
    <style:style style:name="P15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16" style:family="paragraph" style:parent-style-name="Table_20_Contents">
      <style:paragraph-properties fo:text-align="center" style:justify-single-word="false"/>
      <style:text-properties style:font-name="FreeSerif" fo:font-size="14pt" fo:font-weight="bold"/>
    </style:style>
    <style:style style:name="P17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  <style:text-properties officeooo:paragraph-rsid="001b22f1"/>
    </style:style>
    <style:style style:name="P18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T1" style:family="text">
      <style:text-properties style:font-name="Google Sans Text"/>
    </style:style>
    <style:style style:name="T2" style:family="text">
      <style:text-properties style:font-name="Google Sans Text" style:font-name-asian="Google Sans Text" style:font-name-complex="Google Sans Tex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ceptance Test Plan: Registration Pricing Verification</text:h>
      <text:h text:style-name="P2" text:outline-level="2">1. Introduction and Objective</text:h>
      <text:p text:style-name="P3"><text:span text:style-name="Strong_20_Emphasis"><text:span text:style-name="T1">Objective:</text:span></text:span><text:span text:style-name="T1"> The primary objective of this Acceptance Test Plan (ATP) is to verify that the Franklin Marathon System accurately calculates the total registration fee charged to a runner, considering the registration date, selected race distance(s), senior status, and bundling status, as defined in requirements R1.4, R3.1, R3.2, and R3.3.</text:span></text:p>
      <text:p text:style-name="P3"><text:span text:style-name="Strong_20_Emphasis"><text:span text:style-name="T1">V-Model Context:</text:span></text:span><text:span text:style-name="T1"> This ATP is designed to validate the system against the user requirements (the leftmost leg of the V-Model) and serves as the final step before accepting the system for deployment.</text:span></text:p>
      <text:h text:style-name="P2" text:outline-level="2">2. Scope</text:h>
      <text:p text:style-name="P3"><text:span text:style-name="Strong_20_Emphasis"><text:span text:style-name="T1">In-Scope:</text:span></text:span><text:span text:style-name="T1"> Verification of the total calculated charge, including:</text:span></text:p>
      <text:list text:style-name="L1">
        <text:list-item>
          <text:p text:style-name="P4">Correct determination of the base price tier (Super Early, Early, Baseline, Late) based on registration date.</text:p>
        </text:list-item>
        <text:list-item>
          <text:p text:style-name="P4">Correct retrieval of base price for all four race types (5K, 10K, Half, Full).</text:p>
        </text:list-item>
        <text:list-item>
          <text:p text:style-name="P5"><text:span text:style-name="T1">Accurate application of the </text:span><text:span text:style-name="Strong_20_Emphasis"><text:span text:style-name="T1">$5 per race Senior Discount</text:span></text:span><text:span text:style-name="T1"> (Age 65+ on registration date).</text:span></text:p>
        </text:list-item>
        <text:list-item>
          <text:p text:style-name="P5"><text:span text:style-name="T1">Accurate application of the </text:span><text:span text:style-name="Strong_20_Emphasis"><text:span text:style-name="T1">20% Bundling Discount</text:span></text:span><text:span text:style-name="T1"> (Saturday + Sunday event).</text:span></text:p>
        </text:list-item>
        <text:list-item>
          <text:p text:style-name="P4">Accurate final price calculation combining all applicable discounts and base fees.</text:p>
        </text:list-item>
      </text:list>
      <text:p text:style-name="P3"><text:span text:style-name="Strong_20_Emphasis"><text:span text:style-name="T1">Out-of-Scope:</text:span></text:span><text:span text:style-name="T1"> Registration form data collection (R4.1), Roster management (R5.x), Race day/closure calculation (R1.3), and age division calculation (R5.3).</text:span></text:p>
      <text:h text:style-name="P2" text:outline-level="2"/>
      <text:h text:style-name="P6" text:outline-level="2">3. Test Strategy: ECP and BVA</text:h>
      <text:p text:style-name="P7">To ensure comprehensive testing, we will apply Equivalence Class Partitioning (ECP) and Boundary Value Analysis (BVA) to the key input variables that influence pricing.</text:p>
      <text:h text:style-name="P8" text:outline-level="3">3.1 Equivalence Classes and Boundarie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<text:span text:style-name="Strong_20_Emphasis"><text:span text:style-name="T1">Input Variable</text:span></text:span></text:p>
          </table:table-cell>
          <table:table-cell table:style-name="Table1.A1" office:value-type="string">
            <text:p text:style-name="P9"><text:span text:style-name="Strong_20_Emphasis"><text:span text:style-name="T1">Equivalence Classes (EC)</text:span></text:span></text:p>
          </table:table-cell>
          <table:table-cell table:style-name="Table1.A1" office:value-type="string">
            <text:p text:style-name="P9"><text:span text:style-name="Strong_20_Emphasis"><text:span text:style-name="T1">Boundary Values (BVA)</text:span></text:span></text:p>
          </table:table-cell>
        </table:table-row>
        <table:table-row>
          <table:table-cell table:style-name="Table1.A1" office:value-type="string">
            <text:p text:style-name="P9"><text:span text:style-name="Strong_20_Emphasis"><text:span text:style-name="T1">Registration Date</text:span></text:span><text:span text:style-name="T2"/></text:p>
          </table:table-cell>
          <table:table-cell table:style-name="Table1.A1" office:value-type="string">
            <text:p text:style-name="P9"><text:span text:style-name="Strong_20_Emphasis"><text:span text:style-name="T1">1. Super Early:</text:span></text:span><text:span text:style-name="T1"> Oct 1 - Oct 31</text:span></text:p>
          </table:table-cell>
          <table:table-cell table:style-name="Table1.A1" office:value-type="string">
            <text:p text:style-name="P9"><text:span text:style-name="Strong_20_Emphasis"><text:span text:style-name="T1">B1.1:</text:span></text:span><text:span text:style-name="T1"> Oct 31 (Super Early max)</text:span></text:p>
          </table:table-cell>
        </table:table-row>
        <table:table-row>
          <table:table-cell table:style-name="Table1.A1" office:value-type="string">
            <text:p text:style-name="P10">(Determines Tier)<text:span text:style-name="T2"/></text:p>
          </table:table-cell>
          <table:table-cell table:style-name="Table1.A1" office:value-type="string">
            <text:p text:style-name="P9"><text:span text:style-name="Strong_20_Emphasis"><text:span text:style-name="T1">2. Early:</text:span></text:span><text:span text:style-name="T1"> Nov 1 - Feb 28/29</text:span></text:p>
          </table:table-cell>
          <table:table-cell table:style-name="Table1.A1" office:value-type="string">
            <text:p text:style-name="P9"><text:span text:style-name="Strong_20_Emphasis"><text:span text:style-name="T1">B1.2:</text:span></text:span><text:span text:style-name="T1"> Nov 1 (Early min)</text:span>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9"><text:span text:style-name="Strong_20_Emphasis"><text:span text:style-name="T1">3. Baseline:</text:span></text:span><text:span text:style-name="T1"> Mar 1 - Apr 1</text:span></text:p>
          </table:table-cell>
          <table:table-cell table:style-name="Table1.A1" office:value-type="string">
            <text:p text:style-name="P9"><text:span text:style-name="Strong_20_Emphasis"><text:span text:style-name="T1">B1.3:</text:span></text:span><text:span text:style-name="T1"> Feb 28 (Early max, non-leap)</text:span>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9"><text:span text:style-name="Strong_20_Emphasis"><text:span text:style-name="T1">4. Late:</text:span></text:span><text:span text:style-name="T1"> Apr 2 - Close Date</text:span></text:p>
          </table:table-cell>
          <table:table-cell table:style-name="Table1.A1" office:value-type="string">
            <text:p text:style-name="P9"><text:span text:style-name="Strong_20_Emphasis"><text:span text:style-name="T1">B1.4:</text:span></text:span><text:span text:style-name="T1"> Mar 1 (Baseline min)</text:span>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9"><text:span text:style-name="Strong_20_Emphasis"><text:span text:style-name="T1">B1.5:</text:span></text:span><text:span text:style-name="T1"> Apr 1 (Baseline max)</text:span>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9"><text:span text:style-name="Strong_20_Emphasis"><text:span text:style-name="T1">B1.6:</text:span></text:span><text:span text:style-name="T1"> Apr 2 (Late min)</text:span></text:p>
          </table:table-cell>
        </table:table-row>
        <table:table-row>
          <table:table-cell table:style-name="Table1.A1" office:value-type="string">
            <text:p text:style-name="P9"><text:span text:style-name="Strong_20_Emphasis"><text:span text:style-name="T1">Races Selected</text:span></text:span><text:span text:style-name="T2"/></text:p>
          </table:table-cell>
          <table:table-cell table:style-name="Table1.A1" office:value-type="string">
            <text:p text:style-name="P9"><text:span text:style-name="Strong_20_Emphasis"><text:span text:style-name="T1">1. Saturday Only:</text:span></text:span><text:span text:style-name="T1"> (5K or 10K)</text:span></text:p>
          </table:table-cell>
          <table:table-cell table:style-name="Table1.A1" office:value-type="string">
            <text:p text:style-name="P10">N/A<text:span text:style-name="T2"/></text:p>
          </table:table-cell>
        </table:table-row>
        <table:table-row>
          <table:table-cell table:style-name="Table1.A1" office:value-type="string">
            <text:p text:style-name="P10">(Determines Base Price &amp; Bundle)<text:span text:style-name="T2"/></text:p>
          </table:table-cell>
          <table:table-cell table:style-name="Table1.A1" office:value-type="string">
            <text:p text:style-name="P9"><text:span text:style-name="Strong_20_Emphasis"><text:span text:style-name="T1">2. Sunday Only:</text:span></text:span><text:span text:style-name="T1"> (Half or Full)</text:span></text:p>
          </table:table-cell>
          <table:table-cell table:style-name="Table1.A1" office:value-type="string">
            <text:p text:style-name="P10">N/A<text:span text:style-name="T2"/>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9"><text:span text:style-name="Strong_20_Emphasis"><text:span text:style-name="T1">3. Bundle:</text:span></text:span><text:span text:style-name="T1"> (Sat + Sun)</text:span></text:p>
          </table:table-cell>
          <table:table-cell table:style-name="Table1.A1" office:value-type="string">
            <text:p text:style-name="P10">N/A<text:span text:style-name="T2"/></text:p>
          </table:table-cell>
        </table:table-row>
        <table:table-row>
          <table:table-cell table:style-name="Table1.A1" office:value-type="string">
            <text:p text:style-name="P9"><text:span text:style-name="Strong_20_Emphasis"><text:span text:style-name="T1">Runner Age</text:span></text:span><text:span text:style-name="T2"/></text:p>
          </table:table-cell>
          <table:table-cell table:style-name="Table1.A1" office:value-type="string">
            <text:p text:style-name="P9"><text:span text:style-name="Strong_20_Emphasis"><text:span text:style-name="T1">1. Not Senior:</text:span></text:span><text:span text:style-name="T1"> Age &lt; 65</text:span></text:p>
          </table:table-cell>
          <table:table-cell table:style-name="Table1.A1" office:value-type="string">
            <text:p text:style-name="P9"><text:span text:style-name="Strong_20_Emphasis"><text:span text:style-name="T1">B2.1:</text:span></text:span><text:span text:style-name="T1"> Age 64 (Not Senior max)</text:span></text:p>
          </table:table-cell>
        </table:table-row>
        <table:table-row>
          <table:table-cell table:style-name="Table1.A1" office:value-type="string">
            <text:p text:style-name="P10">(Determines Discount)<text:span text:style-name="T2"/></text:p>
          </table:table-cell>
          <table:table-cell table:style-name="Table1.A1" office:value-type="string">
            <text:p text:style-name="P12"><text:span text:style-name="Strong_20_Emphasis"><text:span text:style-name="T1">2. Senior:</text:span></text:span><text:span text:style-name="T1"> Age ≥ 65</text:span></text:p>
          </table:table-cell>
          <table:table-cell table:style-name="Table1.A1" office:value-type="string">
            <text:p text:style-name="P9"><text:span text:style-name="Strong_20_Emphasis"><text:span text:style-name="T1">B2.2:</text:span></text:span><text:span text:style-name="T1"> Age 65 (Senior min)</text:span></text:p>
          </table:table-cell>
        </table:table-row>
      </table:table>
      <text:p text:style-name="P3"><text:span text:style-name="Strong_20_Emphasis"><text:span text:style-name="T1">Note on Dates (Assuming 2026):</text:span></text:span></text:p>
      <text:list text:style-name="L2">
        <text:list-item>
          <text:p text:style-name="P13"><text:span text:style-name="Strong_20_Emphasis"><text:span text:style-name="T1">Race Day:</text:span></text:span><text:span text:style-name="T1"> Saturday, May 2, 2026.</text:span></text:p>
        </text:list-item>
        <text:list-item>
          <text:p text:style-name="P13"><text:span text:style-name="Strong_20_Emphasis"><text:span text:style-name="T1">Registration Closes:</text:span></text:span><text:span text:style-name="T1"> Thursday, April 30, 2026, at 23:59:59.</text:span></text:p>
        </text:list-item>
      </text:list>
      <text:h text:style-name="P2" text:outline-level="2"/>
      <text:h text:style-name="P14" text:outline-level="2">4. Acceptance Test Cases</text:h>
      <text:p text:style-name="P7">The following test cases are constructed by combining the Boundary Values and key Equivalence Classes (Race Type and Senior Status) to ensure maximum test coverage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9"><text:span text:style-name="Strong_20_Emphasis"><text:span text:style-name="T1">Test Case ID</text:span></text:span></text:p>
          </table:table-cell>
          <table:table-cell table:style-name="Table2.A1" office:value-type="string">
            <text:p text:style-name="P9"><text:span text:style-name="Strong_20_Emphasis"><text:span text:style-name="T1">Registration Date</text:span></text:span></text:p>
          </table:table-cell>
          <table:table-cell table:style-name="Table2.A1" office:value-type="string">
            <text:p text:style-name="P9"><text:span text:style-name="Strong_20_Emphasis"><text:span text:style-name="T1">Race(s) Selected</text:span></text:span></text:p>
          </table:table-cell>
          <table:table-cell table:style-name="Table2.A1" office:value-type="string">
            <text:p text:style-name="P9"><text:span text:style-name="Strong_20_Emphasis"><text:span text:style-name="T1">Age on Reg Date</text:span></text:span></text:p>
          </table:table-cell>
          <table:table-cell table:style-name="Table2.A1" office:value-type="string">
            <text:p text:style-name="P9"><text:span text:style-name="Strong_20_Emphasis"><text:span text:style-name="T1">Senior Discount (R3.2)</text:span></text:span></text:p>
          </table:table-cell>
          <table:table-cell table:style-name="Table2.A1" office:value-type="string">
            <text:p text:style-name="P9"><text:span text:style-name="Strong_20_Emphasis"><text:span text:style-name="T1">Bundle Discount (R3.3)</text:span></text:span></text:p>
          </table:table-cell>
          <table:table-cell table:style-name="Table2.A1" office:value-type="string">
            <text:p text:style-name="P9"><text:span text:style-name="Strong_20_Emphasis"><text:span text:style-name="T1">Expected Base Price</text:span></text:span></text:p>
          </table:table-cell>
          <table:table-cell table:style-name="Table2.A1" office:value-type="string">
            <text:p text:style-name="P9"><text:span text:style-name="Strong_20_Emphasis"><text:span text:style-name="T1">Expected Final Charge</text:span></text:span></text:p>
          </table:table-cell>
        </table:table-row>
        <table:table-row>
          <table:table-cell table:style-name="Table2.A1" office:value-type="string">
            <text:p text:style-name="P9"><text:span text:style-name="Strong_20_Emphasis"><text:span text:style-name="T1">ATP-01 (BVA/SE)</text:span></text:span></text:p>
          </table:table-cell>
          <table:table-cell table:style-name="Table2.A1" office:value-type="string">
            <text:p text:style-name="P9"><text:span text:style-name="Strong_20_Emphasis"><text:span text:style-name="T1">Oct 31</text:span></text:span><text:span text:style-name="T1"> (B1.1)</text:span></text:p>
          </table:table-cell>
          <table:table-cell table:style-name="Table2.A1" office:value-type="string">
            <text:p text:style-name="P10">5K</text:p>
          </table:table-cell>
          <table:table-cell table:style-name="Table2.A1" office:value-type="string">
            <text:p text:style-name="P10">45</text:p>
          </table:table-cell>
          <table:table-cell table:style-name="Table2.A1" office:value-type="string">
            <text:p text:style-name="P10">None</text:p>
          </table:table-cell>
          <table:table-cell table:style-name="Table2.A1" office:value-type="string">
            <text:p text:style-name="P10">None</text:p>
          </table:table-cell>
          <table:table-cell table:style-name="Table2.A1" office:value-type="string">
            <text:p text:style-name="P10">$30.00</text:p>
          </table:table-cell>
          <table:table-cell table:style-name="Table2.A1" office:value-type="string">
            <text:p text:style-name="P9"><text:span text:style-name="Strong_20_Emphasis"><text:span text:style-name="T1">$30.00</text:span></text:span></text:p>
          </table:table-cell>
        </table:table-row>
        <table:table-row>
          <table:table-cell table:style-name="Table2.A1" office:value-type="string">
            <text:p text:style-name="P9"><text:span text:style-name="Strong_20_Emphasis"><text:span text:style-name="T1">ATP-02 (BVA/E)</text:span></text:span></text:p>
          </table:table-cell>
          <table:table-cell table:style-name="Table2.A1" office:value-type="string">
            <text:p text:style-name="P9"><text:span text:style-name="Strong_20_Emphasis"><text:span text:style-name="T1">Nov 1</text:span></text:span><text:span text:style-name="T1"> (B1.2)</text:span></text:p>
          </table:table-cell>
          <table:table-cell table:style-name="Table2.A1" office:value-type="string">
            <text:p text:style-name="P10">10K</text:p>
          </table:table-cell>
          <table:table-cell table:style-name="Table2.A1" office:value-type="string">
            <text:p text:style-name="P10">45</text:p>
          </table:table-cell>
          <table:table-cell table:style-name="Table2.A1" office:value-type="string">
            <text:p text:style-name="P10">None</text:p>
          </table:table-cell>
          <table:table-cell table:style-name="Table2.A1" office:value-type="string">
            <text:p text:style-name="P10">None</text:p>
          </table:table-cell>
          <table:table-cell table:style-name="Table2.A1" office:value-type="string">
            <text:p text:style-name="P10">$55.00</text:p>
          </table:table-cell>
          <table:table-cell table:style-name="Table2.A1" office:value-type="string">
            <text:p text:style-name="P9"><text:span text:style-name="Strong_20_Emphasis"><text:span text:style-name="T1">$55.00</text:span></text:span></text:p>
          </table:table-cell>
        </table:table-row>
        <table:table-row>
          <table:table-cell table:style-name="Table2.A1" office:value-type="string">
            <text:p text:style-name="P9"><text:span text:style-name="Strong_20_Emphasis"><text:span text:style-name="T1">ATP-03 (BVA/E-B)</text:span></text:span></text:p>
          </table:table-cell>
          <table:table-cell table:style-name="Table2.A1" office:value-type="string">
            <text:p text:style-name="P9"><text:span text:style-name="Strong_20_Emphasis"><text:span text:style-name="T1">Mar 1</text:span></text:span><text:span text:style-name="T1"> (B1.4)</text:span></text:p>
          </table:table-cell>
          <table:table-cell table:style-name="Table2.A1" office:value-type="string">
            <text:p text:style-name="P10">Half Marathon</text:p>
          </table:table-cell>
          <table:table-cell table:style-name="Table2.A1" office:value-type="string">
            <text:p text:style-name="P10">45</text:p>
          </table:table-cell>
          <table:table-cell table:style-name="Table2.A1" office:value-type="string">
            <text:p text:style-name="P10">None</text:p>
          </table:table-cell>
          <table:table-cell table:style-name="Table2.A1" office:value-type="string">
            <text:p text:style-name="P10">None</text:p>
          </table:table-cell>
          <table:table-cell table:style-name="Table2.A1" office:value-type="string">
            <text:p text:style-name="P10">$85.00</text:p>
          </table:table-cell>
          <table:table-cell table:style-name="Table2.A1" office:value-type="string">
            <text:p text:style-name="P9"><text:span text:style-name="Strong_20_Emphasis"><text:span text:style-name="T1">$85.00</text:span></text:span></text:p>
          </table:table-cell>
        </table:table-row>
        <table:table-row>
          <table:table-cell table:style-name="Table2.A1" office:value-type="string">
            <text:p text:style-name="P9"><text:span text:style-name="Strong_20_Emphasis"><text:span text:style-name="T1">ATP-04 (BVA/B-L)</text:span></text:span></text:p>
          </table:table-cell>
          <table:table-cell table:style-name="Table2.A1" office:value-type="string">
            <text:p text:style-name="P9"><text:span text:style-name="Strong_20_Emphasis"><text:span text:style-name="T1">Apr 2</text:span></text:span><text:span text:style-name="T1"> (B1.6)</text:span></text:p>
          </table:table-cell>
          <table:table-cell table:style-name="Table2.A1" office:value-type="string">
            <text:p text:style-name="P10">Full Marathon</text:p>
          </table:table-cell>
          <table:table-cell table:style-name="Table2.A1" office:value-type="string">
            <text:p text:style-name="P10">45</text:p>
          </table:table-cell>
          <table:table-cell table:style-name="Table2.A1" office:value-type="string">
            <text:p text:style-name="P10">None</text:p>
          </table:table-cell>
          <table:table-cell table:style-name="Table2.A1" office:value-type="string">
            <text:p text:style-name="P10">None</text:p>
          </table:table-cell>
          <table:table-cell table:style-name="Table2.A1" office:value-type="string">
            <text:p text:style-name="P10">$109.00</text:p>
          </table:table-cell>
          <table:table-cell table:style-name="Table2.A1" office:value-type="string">
            <text:p text:style-name="P9"><text:span text:style-name="Strong_20_Emphasis"><text:span text:style-name="T1">$109.00</text:span></text:span></text:p>
          </table:table-cell>
        </table:table-row>
        <table:table-row>
          <table:table-cell table:style-name="Table2.A1" office:value-type="string">
            <text:p text:style-name="P9"><text:span text:style-name="Strong_20_Emphasis"><text:span text:style-name="T1">ATP-05 (ECP/Bundle)</text:span></text:span></text:p>
          </table:table-cell>
          <table:table-cell table:style-name="Table2.A1" office:value-type="string">
            <text:p text:style-name="P10">Oct 15 (SE)</text:p>
          </table:table-cell>
          <table:table-cell table:style-name="Table2.A1" office:value-type="string">
            <text:p text:style-name="P10">5K + Full</text:p>
          </table:table-cell>
          <table:table-cell table:style-name="Table2.A1" office:value-type="string">
            <text:p text:style-name="P10">45</text:p>
          </table:table-cell>
          <table:table-cell table:style-name="Table2.A1" office:value-type="string">
            <text:p text:style-name="P10">None</text:p>
          </table:table-cell>
          <table:table-cell table:style-name="Table2.A1" office:value-type="string">
            <text:p text:style-name="P10">20%</text:p>
          </table:table-cell>
          <table:table-cell table:style-name="Table2.A1" office:value-type="string">
            <text:p text:style-name="P15">($30+$75)=$105.00</text:p>
          </table:table-cell>
          <table:table-cell table:style-name="Table2.A1" office:value-type="string">
            <text:p text:style-name="P9"><text:span text:style-name="Strong_20_Emphasis"><text:span text:style-name="T1">$84.00</text:span></text:span><text:span text:style-name="T1"> ($105.00 x 0.8)</text:span></text:p>
          </table:table-cell>
        </table:table-row>
        <table:table-row>
          <table:table-cell table:style-name="Table2.A1" office:value-type="string">
            <text:p text:style-name="P9"><text:span text:style-name="Strong_20_Emphasis"><text:span text:style-name="T1">ATP-06 (BVA/Senior)</text:span></text:span></text:p>
          </table:table-cell>
          <table:table-cell table:style-name="Table2.A1" office:value-type="string">
            <text:p text:style-name="P10">Nov 15 (E)</text:p>
          </table:table-cell>
          <table:table-cell table:style-name="Table2.A1" office:value-type="string">
            <text:p text:style-name="P10">10K</text:p>
          </table:table-cell>
          <table:table-cell table:style-name="Table2.A1" office:value-type="string">
            <text:p text:style-name="P9"><text:span text:style-name="Strong_20_Emphasis"><text:span text:style-name="T1">65</text:span></text:span><text:span text:style-name="T1"> (B2.2)</text:span></text:p>
          </table:table-cell>
          <table:table-cell table:style-name="Table2.A1" office:value-type="string">
            <text:p text:style-name="P10">$5.00 (1 race)</text:p>
          </table:table-cell>
          <table:table-cell table:style-name="Table2.A1" office:value-type="string">
            <text:p text:style-name="P10">None</text:p>
          </table:table-cell>
          <table:table-cell table:style-name="Table2.A1" office:value-type="string">
            <text:p text:style-name="P10">$55.00</text:p>
          </table:table-cell>
          <table:table-cell table:style-name="Table2.A1" office:value-type="string">
            <text:p text:style-name="P9"><text:span text:style-name="Strong_20_Emphasis"><text:span text:style-name="T1">$50.00</text:span></text:span><text:span text:style-name="T1"> ($55.00 - $5.00)</text:span></text:p>
          </table:table-cell>
        </table:table-row>
        <table:table-row>
          <table:table-cell table:style-name="Table2.A1" office:value-type="string">
            <text:p text:style-name="P9"><text:span text:style-name="Strong_20_Emphasis"><text:span text:style-name="T1">ATP-07 (BVA/Not Senior)</text:span></text:span></text:p>
          </table:table-cell>
          <table:table-cell table:style-name="Table2.A1" office:value-type="string">
            <text:p text:style-name="P10">Nov 15 (E)</text:p>
          </table:table-cell>
          <table:table-cell table:style-name="Table2.A1" office:value-type="string">
            <text:p text:style-name="P10">Half Marathon</text:p>
          </table:table-cell>
          <table:table-cell table:style-name="Table2.A1" office:value-type="string">
            <text:p text:style-name="P9"><text:span text:style-name="Strong_20_Emphasis"><text:span text:style-name="T1">64</text:span></text:span><text:span text:style-name="T1"> (B2.1)</text:span></text:p>
          </table:table-cell>
          <table:table-cell table:style-name="Table2.A1" office:value-type="string">
            <text:p text:style-name="P10">None</text:p>
          </table:table-cell>
          <table:table-cell table:style-name="Table2.A1" office:value-type="string">
            <text:p text:style-name="P10">None</text:p>
          </table:table-cell>
          <table:table-cell table:style-name="Table2.A1" office:value-type="string">
            <text:p text:style-name="P10">$70.00</text:p>
          </table:table-cell>
          <table:table-cell table:style-name="Table2.A1" office:value-type="string">
            <text:p text:style-name="P9"><text:span text:style-name="Strong_20_Emphasis"><text:span text:style-name="T1">$70.00</text:span></text:span></text:p>
          </table:table-cell>
        </table:table-row>
        <table:table-row>
          <table:table-cell table:style-name="Table2.A1" office:value-type="string">
            <text:p text:style-name="P9"><text:span text:style-name="Strong_20_Emphasis"><text:span text:style-name="T1">ATP-08 (BVA/Bundle+Senior)</text:span></text:span></text:p>
          </table:table-cell>
          <table:table-cell table:style-name="Table2.A1" office:value-type="string">
            <text:p text:style-name="P10">Mar 15 (B)</text:p>
          </table:table-cell>
          <table:table-cell table:style-name="Table2.A1" office:value-type="string">
            <text:p text:style-name="P10">10K + Half</text:p>
          </table:table-cell>
          <table:table-cell table:style-name="Table2.A1" office:value-type="string">
            <text:p text:style-name="P9"><text:span text:style-name="Strong_20_Emphasis"><text:span text:style-name="T1">70</text:span></text:span><text:span text:style-name="T1"> (B2.2)</text:span></text:p>
          </table:table-cell>
          <table:table-cell table:style-name="Table2.A1" office:value-type="string">
            <text:p text:style-name="P10">$10.00 (2 races)</text:p>
          </table:table-cell>
          <table:table-cell table:style-name="Table2.A1" office:value-type="string">
            <text:p text:style-name="P10">20%</text:p>
          </table:table-cell>
          <table:table-cell table:style-name="Table2.A1" office:value-type="string">
            <text:p text:style-name="P15">($70+$85)=$155.00</text:p>
          </table:table-cell>
          <table:table-cell table:style-name="Table2.A1" office:value-type="string">
            <text:p text:style-name="P16">$114 <text:span text:style-name="T3">(155 * 0.8 - 10)</text:span></text:p>
          </table:table-cell>
        </table:table-row>
        <table:table-row>
          <table:table-cell table:style-name="Table2.A1" office:value-type="string">
            <text:p text:style-name="P9"><text:span text:style-name="Strong_20_Emphasis"><text:span text:style-name="T1">ATP-09 (Boundary/Late)</text:span></text:span></text:p>
          </table:table-cell>
          <table:table-cell table:style-name="Table2.A1" office:value-type="string">
            <text:p text:style-name="P9"><text:span text:style-name="Strong_20_Emphasis"><text:span text:style-name="T1">Apr 1</text:span></text:span><text:span text:style-name="T1"> (B1.5)</text:span></text:p>
          </table:table-cell>
          <table:table-cell table:style-name="Table2.A1" office:value-type="string">
            <text:p text:style-name="P10">5K</text:p>
          </table:table-cell>
          <table:table-cell table:style-name="Table2.A1" office:value-type="string">
            <text:p text:style-name="P10">45</text:p>
          </table:table-cell>
          <table:table-cell table:style-name="Table2.A1" office:value-type="string">
            <text:p text:style-name="P10">None</text:p>
          </table:table-cell>
          <table:table-cell table:style-name="Table2.A1" office:value-type="string">
            <text:p text:style-name="P10">None</text:p>
          </table:table-cell>
          <table:table-cell table:style-name="Table2.A1" office:value-type="string">
            <text:p text:style-name="P10">$50.00</text:p>
          </table:table-cell>
          <table:table-cell table:style-name="Table2.A1" office:value-type="string">
            <text:p text:style-name="P9"><text:span text:style-name="Strong_20_Emphasis"><text:span text:style-name="T1">$50.00</text:span></text:span></text:p>
          </table:table-cell>
        </table:table-row>
        <table:table-row>
          <table:table-cell table:style-name="Table2.A1" office:value-type="string">
            <text:p text:style-name="P9"><text:span text:style-name="Strong_20_Emphasis"><text:span text:style-name="T1">ATP-10 (Leap Year)</text:span></text:span></text:p>
          </table:table-cell>
          <table:table-cell table:style-name="Table2.A1" office:value-type="string">
            <text:p text:style-name="P10">Feb 29, 2028 (E)</text:p>
          </table:table-cell>
          <table:table-cell table:style-name="Table2.A1" office:value-type="string">
            <text:p text:style-name="P10">10K</text:p>
          </table:table-cell>
          <table:table-cell table:style-name="Table2.A1" office:value-type="string">
            <text:p text:style-name="P10">45</text:p>
          </table:table-cell>
          <table:table-cell table:style-name="Table2.A1" office:value-type="string">
            <text:p text:style-name="P10">None</text:p>
          </table:table-cell>
          <table:table-cell table:style-name="Table2.A1" office:value-type="string">
            <text:p text:style-name="P10">None</text:p>
          </table:table-cell>
          <table:table-cell table:style-name="Table2.A1" office:value-type="string">
            <text:p text:style-name="P10">$55.00</text:p>
          </table:table-cell>
          <table:table-cell table:style-name="Table2.A1" office:value-type="string">
            <text:p text:style-name="P9"><text:span text:style-name="Strong_20_Emphasis"><text:span text:style-name="T1">$55.00</text:span></text:span></text:p>
          </table:table-cell>
        </table:table-row>
        <table:table-row>
          <table:table-cell table:style-name="Table2.A1" office:value-type="string">
            <text:p text:style-name="P9"><text:span text:style-name="Strong_20_Emphasis"><text:span text:style-name="T1">ATP-11 (Max Late)</text:span></text:span></text:p>
          </table:table-cell>
          <table:table-cell table:style-name="Table2.A1" office:value-type="string">
            <text:p text:style-name="P9"><text:span text:style-name="Strong_20_Emphasis"><text:span text:style-name="T1">Apr 30</text:span></text:span><text:span text:style-name="T1"> (Close Date)</text:span></text:p>
          </table:table-cell>
          <table:table-cell table:style-name="Table2.A1" office:value-type="string">
            <text:p text:style-name="P10">5K + Half</text:p>
          </table:table-cell>
          <table:table-cell table:style-name="Table2.A1" office:value-type="string">
            <text:p text:style-name="P10">75</text:p>
          </table:table-cell>
          <table:table-cell table:style-name="Table2.A1" office:value-type="string">
            <text:p text:style-name="P10">$10.00 (2 races)</text:p>
          </table:table-cell>
          <table:table-cell table:style-name="Table2.A1" office:value-type="string">
            <text:p text:style-name="P10">20%</text:p>
          </table:table-cell>
          <table:table-cell table:style-name="Table2.A1" office:value-type="string">
            <text:p text:style-name="P15">($64+$99)=$163.00</text:p>
          </table:table-cell>
          <table:table-cell table:style-name="Table2.A1" office:value-type="string">
            <text:p text:style-name="P16">$120 <text:span text:style-name="T3">(163 * 0.8 – 10)</text:span></text:p>
          </table:table-cell>
        </table:table-row>
        <table:table-row>
          <table:table-cell table:style-name="Table2.A1" office:value-type="string">
            <text:p text:style-name="P9"><text:span text:style-name="Strong_20_Emphasis"><text:span text:style-name="T1">ATP-12 (Invalid Date)</text:span></text:span></text:p>
          </table:table-cell>
          <table:table-cell table:style-name="Table2.A1" office:value-type="string">
            <text:p text:style-name="P10">May 1, 2026</text:p>
          </table:table-cell>
          <table:table-cell table:style-name="Table2.A1" office:value-type="string">
            <text:p text:style-name="P10">Full Marathon</text:p>
          </table:table-cell>
          <table:table-cell table:style-name="Table2.A1" office:value-type="string">
            <text:p text:style-name="P10">45</text:p>
          </table:table-cell>
          <table:table-cell table:style-name="Table2.A1" office:value-type="string">
            <text:p text:style-name="P10">N/A</text:p>
          </table:table-cell>
          <table:table-cell table:style-name="Table2.A1" office:value-type="string">
            <text:p text:style-name="P10">N/A</text:p>
          </table:table-cell>
          <table:table-cell table:style-name="Table2.A1" office:value-type="string">
            <text:p text:style-name="P10">N/A</text:p>
          </table:table-cell>
          <table:table-cell table:style-name="Table2.A1" office:value-type="string">
            <text:p text:style-name="P17"><text:span text:style-name="Strong_20_Emphasis"><text:span text:style-name="T1">Error/Registration Blocked</text:span></text:span></text:p>
          </table:table-cell>
        </table:table-row>
      </table:table>
      <text:h text:style-name="P2" text:outline-level="2"><text:soft-page-break/>5. Test Procedures</text:h>
      <text:list text:style-name="L3">
        <text:list-item>
          <text:p text:style-name="P18"><text:span text:style-name="Strong_20_Emphasis"><text:span text:style-name="T1">Preparation:</text:span></text:span><text:span text:style-name="T1"> Set the system's internal server time to the specified registration date for the test case.</text:span></text:p>
        </text:list-item>
        <text:list-item>
          <text:p text:style-name="P18"><text:span text:style-name="Strong_20_Emphasis"><text:span text:style-name="T1">Input:</text:span></text:span><text:span text:style-name="T1"> Enter required runner data (Name, DOB to ensure the correct age, etc.) and select the specified race(s).</text:span></text:p>
        </text:list-item>
        <text:list-item>
          <text:p text:style-name="P18"><text:span text:style-name="Strong_20_Emphasis"><text:span text:style-name="T1">Execute:</text:span></text:span><text:span text:style-name="T1"> Submit the registration.</text:span></text:p>
        </text:list-item>
        <text:list-item>
          <text:p text:style-name="P18"><text:span text:style-name="Strong_20_Emphasis"><text:span text:style-name="T1">Verification:</text:span></text:span><text:span text:style-name="T1"> Compare the final charge presented by the system with the </text:span><text:span text:style-name="Strong_20_Emphasis"><text:span text:style-name="T1">Expected Final Charge</text:span></text:span><text:span text:style-name="T1"> listed in the table.</text:span></text:p>
        </text:list-item>
        <text:list-item>
          <text:p text:style-name="P18"><text:span text:style-name="Strong_20_Emphasis"><text:span text:style-name="T1">Logging:</text:span></text:span><text:span text:style-name="T1"> Record the System Charge and the Test Result (Pass/Fail).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/>
    <style:font-face style:name="FreeSerif1" svg:font-family="FreeSerif" style:font-family-generic="roman" style:font-pitch="variable"/>
    <style:font-face style:name="Google Sans" svg:font-family="'Google Sans', sans-serif"/>
    <style:font-face style:name="Google Sans Text" svg:font-family="'Google Sans Text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FreeSerif1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FreeSerif1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FreeSerif1" fo:font-family="FreeSerif" style:font-family-generic="roman" style:font-pitch="variable" fo:font-size="24pt" fo:font-weight="bold" style:font-name-asian="FreeSans1" style:font-family-asian="FreeSans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FreeSerif1" fo:font-family="FreeSerif" style:font-family-generic="roman" style:font-pitch="variable" fo:font-size="18pt" fo:font-weight="bold" style:font-name-asian="FreeSans1" style:font-family-asian="FreeSans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FreeSerif1" fo:font-family="FreeSerif" style:font-family-generic="roman" style:font-pitch="variable" fo:font-size="14pt" fo:font-weight="bold" style:font-name-asian="FreeSans1" style:font-family-asian="FreeSans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21:54:46.885658530</meta:creation-date>
    <dc:date>2025-10-08T00:19:40.650738713</dc:date>
    <meta:editing-duration>PT5M10S</meta:editing-duration>
    <meta:editing-cycles>2</meta:editing-cycles>
    <meta:generator>LibreOffice/25.8.1.1$Linux_X86_64 LibreOffice_project/580$Build-1</meta:generator>
    <meta:document-statistic meta:table-count="2" meta:image-count="0" meta:object-count="0" meta:page-count="4" meta:paragraph-count="159" meta:word-count="671" meta:character-count="3957" meta:non-whitespace-character-count="3456"/>
  </office:meta>
</office:document-meta>
</file>